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0000001452CE5CF90976378AC.png" manifest:media-type="image/png"/>
  <manifest:file-entry manifest:full-path="Pictures/10000000000001C2000001482D262FEBB0522C65.png" manifest:media-type="image/png"/>
  <manifest:file-entry manifest:full-path="Pictures/10000000000001DA00000105D1522A5ED101EE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1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3" draw:layer="layout" svg:width="2.962cm" svg:height="0.962cm" svg:x="4.842cm" svg:y="4.406cm">
          <draw:text-box>
            <text:p>Spirulina</text:p>
          </draw:text-box>
        </draw:frame>
        <draw:frame draw:style-name="gr5" draw:text-style-name="P2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3" draw:layer="layout" svg:width="2.86cm" svg:height="0.962cm" svg:x="15.796cm" svg:y="4.356cm">
          <draw:text-box>
            <text:p>Amoeba</text:p>
          </draw:text-box>
        </draw:frame>
        <draw:frame draw:style-name="gr5" draw:text-style-name="P2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6" draw:text-style-name="P4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8" draw:text-style-name="P5" draw:layer="layout" svg:x1="8.312cm" svg:y1="2.794cm" svg:x2="15.51cm" svg:y2="2.794cm">
          <text:p/>
        </draw:line>
        <draw:line draw:style-name="gr8" draw:text-style-name="P5" draw:layer="layout" svg:x1="10.059cm" svg:y1="7.894cm" svg:x2="15.51cm" svg:y2="4.337cm">
          <text:p/>
        </draw:line>
        <draw:line draw:style-name="gr9" draw:text-style-name="P5" draw:layer="layout" svg:x1="7.759cm" svg:y1="4.394cm" svg:x2="8.89cm" svg:y2="8.019cm">
          <text:p/>
        </draw:line>
        <draw:line draw:style-name="gr9" draw:text-style-name="P5" draw:layer="layout" svg:x1="16.256cm" svg:y1="4.337cm" svg:x2="10.668cm" svg:y2="8.019cm">
          <text:p/>
        </draw:line>
        <draw:custom-shape draw:style-name="gr10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08cm" svg:y1="13.716cm" svg:x2="25.4cm" svg:y2="13.716cm">
          <text:p/>
        </draw:line>
        <draw:line draw:style-name="gr12" draw:text-style-name="P5" draw:layer="layout" svg:x1="13.208cm" svg:y1="13.916cm" svg:x2="27.178cm" svg:y2="13.916cm">
          <text:p/>
        </draw:line>
        <draw:frame draw:style-name="gr5" draw:text-style-name="P2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2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2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6" draw:text-style-name="P3" draw:layer="layout" svg:width="3.139cm" svg:height="0.962cm" svg:x="10.014cm" svg:y="1.808cm">
          <draw:text-box>
            <text:p>predation</text:p>
          </draw:text-box>
        </draw:frame>
        <draw:frame draw:style-name="gr6" draw:text-style-name="P3" draw:layer="layout" svg:width="4.02cm" svg:height="0.962cm" svg:x="2.946cm" svg:y="0.608cm">
          <draw:text-box>
            <text:p>reproduction</text:p>
          </draw:text-box>
        </draw:frame>
        <draw:frame draw:style-name="gr6" draw:text-style-name="P3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2-08T18:52:38.823743950</dc:date>
    <meta:editing-duration>PT2M4S</meta:editing-duration>
    <meta:editing-cycles>1</meta:editing-cycles>
    <meta:document-statistic meta:object-count="50"/>
    <meta:generator>LibreOffice/6.3.3.2$MacOSX_X86_64 LibreOffice_project/a64200df03143b798afd1ec74a12ab50359878ed</meta:generator>
  </office:meta>
</office:document-meta>
</file>